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cb8" officeooo:paragraph-rsid="00150cb8"/>
    </style:style>
    <style:style style:name="P2" style:family="paragraph" style:parent-style-name="Standard">
      <style:text-properties officeooo:rsid="001523d1" officeooo:paragraph-rsid="001523d1"/>
    </style:style>
    <style:style style:name="P3" style:family="paragraph" style:parent-style-name="Standard">
      <style:text-properties officeooo:rsid="00179fb5" officeooo:paragraph-rsid="00179fb5"/>
    </style:style>
    <style:style style:name="T1" style:family="text">
      <style:text-properties officeooo:rsid="00169e10"/>
    </style:style>
    <style:style style:name="T2" style:family="text">
      <style:text-properties officeooo:rsid="00179f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Topics Final Scratch</text:p>
      <text:p text:style-name="P1"/>
      <text:p text:style-name="P2">Data Set is from UC Irvine, which is a Machine Learning Repository. Strathclyde University </text:p>
      <text:p text:style-name="P2">produced the file "german.data-numeric", which has been edited and several indicator variables added to make it suitable for algorithms which cannot cope with categorical variables. <text:span text:style-name="T2">With this in mind, I will be using a linear regression model. This is the best choice for this project because it is a simple model that can be fine tuned (it also has pretty graphs).</text:span></text:p>
      <text:p text:style-name="P2"/>
      <text:p text:style-name="P3">Although data has supposedly already been scrubbed, I will run it through a similar pipeline that was used in the “Cars” project. <text:span text:style-name="T3">ATTACH R SCRIPT- KEEP ALL SCRIPT IN ONE FILE. </text:span><text:span text:style-name="T4">X</text:span></text:p>
      <text:p text:style-name="P3"/>
      <text:p text:style-name="P2">Number of Attributes: 24 <text:span text:style-name="T1">(all </text:span>numerical<text:span text:style-name="T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0:13:07.584158899</meta:creation-date>
    <dc:date>2025-05-08T10:19:56.474811309</dc:date>
    <meta:editing-duration>PT6M4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117" meta:character-count="696" meta:non-whitespace-character-count="583"/>
  </office:meta>
</office:document-meta>
</file>